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54.26pt"/>
    </style:style>
    <style:style style:name="co69" style:family="table-column">
      <style:table-column-properties fo:break-before="auto" style:column-width="50.66pt"/>
    </style:style>
    <style:style style:name="co70" style:family="table-column">
      <style:table-column-properties fo:break-before="auto" style:column-width="131.05pt"/>
    </style:style>
    <style:style style:name="co71" style:family="table-column">
      <style:table-column-properties fo:break-before="auto" style:column-width="46.15pt"/>
    </style:style>
    <style:style style:name="co72" style:family="table-column">
      <style:table-column-properties fo:break-before="auto" style:column-width="201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4.95pt" fo:break-before="auto" style:use-optimal-row-height="true"/>
    </style:style>
    <style:style style:name="ro7" style:family="table-row">
      <style:table-row-properties style:row-height="23.7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7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.W3:.W7])" office:value-type="float" office:value="40.45" calcext:value-type="float">
            <text:p>40.45</text:p>
          </table:table-cell>
          <table:table-cell table:number-columns-repeated="10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10" calcext:value-type="currency">
            <text:p>$1,11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6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70" calcext:value-type="currency">
            <text:p>$1,67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.P3:.P7])" office:value-type="currency" office:currency="USD" office:value="1299" calcext:value-type="currency">
            <text:p>$1,299</text:p>
          </table:table-cell>
          <table:table-cell table:style-name="ce24"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5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.W11:.W15])" office:value-type="float" office:value="49.5" calcext:value-type="float">
            <text:p>49.50</text:p>
          </table:table-cell>
          <table:table-cell table:number-columns-repeated="10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1];[.F11];[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25" calcext:value-type="currency">
            <text:p>$1,22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7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2];[.F12];[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0" calcext:value-type="currency">
            <text:p>$1,24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3];[.F13];[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7" calcext:value-type="currency">
            <text:p>$1,247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style-name="ce9" table:formula="of:=AVERAGE([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4];[.F14];[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5];[.F15];[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23" calcext:value-type="currency">
            <text:p>$1,42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6];[.F16];[.H16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420" calcext:value-type="currency">
            <text:p>$1,420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6:.V16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6:.AA16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.P11:.P16])" office:value-type="currency" office:currency="USD" office:value="1320.66666666667" calcext:value-type="currency">
            <text:p>$1,321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.W20:.W23])" office:value-type="float" office:value="58.125" calcext:value-type="float">
            <text:p>58.13</text:p>
          </table:table-cell>
          <table:table-cell table:number-columns-repeated="10"/>
        </table:table-row>
        <table:table-row table:style-name="ro5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20];[.F20];[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21];[.F21];[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06" calcext:value-type="currency">
            <text:p>$1,106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2];[.F22];[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.P20:.P23])" office:value-type="currency" office:currency="USD" office:value="1195.75" calcext:value-type="currency">
            <text:p>$1,196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.W27:.W29])" office:value-type="float" office:value="56.25" calcext:value-type="float">
            <text:p>56.25</text:p>
          </table:table-cell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7];[.F27];[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8];[.F28];[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1" calcext:value-type="currency">
            <text:p>$1,10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9];[.F29];[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.P27:.P29])" office:value-type="currency" office:currency="USD" office:value="1083.66666666667" calcext:value-type="currency">
            <text:p>$1,084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7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.W33:.W35])" office:value-type="float" office:value="82.5" calcext:value-type="float">
            <text:p>82.5</text:p>
          </table:table-cell>
          <table:table-cell table:number-columns-repeated="10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33];[.F33];[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4];[.F34];[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5];[.F35];[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77" calcext:value-type="currency">
            <text:p>$1,177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.P33:.P35])" office:value-type="currency" office:currency="USD" office:value="1189" calcext:value-type="currency">
            <text:p>$1,189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41];[.F41];[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324" calcext:value-type="currency">
            <text:p>$1,324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41" table:default-cell-style-name="ce5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</table:table-row>
      </table:table>
      <table:table table:name="Walmart South Bay" table:style-name="ta1">
        <table:table-column table:style-name="co68" table:default-cell-style-name="Default"/>
        <table:table-column table:style-name="co69" table:default-cell-style-name="Default"/>
        <table:table-column table:style-name="co70" table:default-cell-style-name="ce20"/>
        <table:table-column table:style-name="co71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Sheet8" table:style-name="ta1">
        <table:table-column table:style-name="co72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office:value-type="string" calcext:value-type="string">
            <text:p>Georgetown Walmart</text:p>
          </table:table-cell>
          <table:table-cell office:value-type="float" office:value="78628" calcext:value-type="float">
            <text:p>78628</text:p>
          </table:table-cell>
          <table:table-cell office:value-type="currency" office:currency="USD" office:value="85219" calcext:value-type="currency">
            <text:p>$85,219</text:p>
          </table:table-cell>
          <table:table-cell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office:value-type="string" calcext:value-type="string">
            <text:p>Sunset Valley Walmart</text:p>
          </table:table-cell>
          <table:table-cell office:value-type="float" office:value="78735" calcext:value-type="float">
            <text:p>78735</text:p>
          </table:table-cell>
          <table:table-cell office:value-type="currency" office:currency="USD" office:value="98290" calcext:value-type="currency">
            <text:p>$98,290</text:p>
          </table:table-cell>
          <table:table-cell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office:value-type="string" calcext:value-type="string">
            <text:p>E Whitestone Cedar Park Walmart</text:p>
          </table:table-cell>
          <table:table-cell office:value-type="float" office:value="78613" calcext:value-type="float">
            <text:p>78613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Walton Way Cedar Park Walmart</text:p>
          </table:table-cell>
          <table:table-cell office:value-type="float" office:value="78613" calcext:value-type="float">
            <text:p>78613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Sheet8.A1:Sheet8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2T12:44:02.272375002</dc:date>
    <meta:editing-duration>P16DT22H24M</meta:editing-duration>
    <meta:editing-cycles>329</meta:editing-cycles>
    <meta:generator>LibreOffice/5.1.6.2$Linux_X86_64 LibreOffice_project/10m0$Build-2</meta:generator>
    <meta:document-statistic meta:table-count="8" meta:cell-count="4877" meta:object-count="0"/>
  </office:meta>
</office:document-meta>
</file>